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3" style:family="table-cell" style:parent-style-name="Default">
      <style:text-properties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5" style:family="table-cell" style:parent-style-name="Default"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style>
    <style:style style:name="ce6" style:family="table-cell" style:parent-style-name="Default">
      <style:text-properties fo:color="#3c3c3c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8634in" svg:y="5.5713in">
            <draw:object draw:notify-on-update-of-ranges="Sheet1.A3:Sheet1.A12 Sheet1.E3:Sheet1.E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PAGERANK</text:p>
          </table:table-cell>
          <table:table-cell table:formula="of:=MAX([.J20:.Q20])" office:value-type="float" office:value="53.4613" calcext:value-type="float">
            <text:p>53.46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R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MIN([.J3:.Q3])" office:value-type="float" office:value="12.7422" calcext:value-type="float">
            <text:p>12.7422</text:p>
          </table:table-cell>
          <table:table-cell table:style-name="ce1" table:formula="of:=MAX([.J3:.Q3])" office:value-type="float" office:value="211.014" calcext:value-type="float">
            <text:p>211.014</text:p>
          </table:table-cell>
          <table:table-cell table:formula="of:=AVERAGE([.J3:.Q3])" office:value-type="float" office:value="144.746025" calcext:value-type="float">
            <text:p>144.746025</text:p>
          </table:table-cell>
          <table:table-cell table:style-name="ce1" table:formula="of:=([.H3]-[.D3])/4" office:value-type="float" office:value="271.49349375" calcext:value-type="float">
            <text:p>271.49349375</text:p>
          </table:table-cell>
          <table:table-cell table:style-name="ce1" table:formula="of:=([.H3]-[.C3])/4" office:value-type="float" office:value="254.9265" calcext:value-type="float">
            <text:p>254.9265</text:p>
          </table:table-cell>
          <table:table-cell table:formula="of:=([.H3]-[.B3])/4" office:value-type="float" office:value="304.49445" calcext:value-type="float">
            <text:p>304.49445</text:p>
          </table:table-cell>
          <table:table-cell office:value-type="float" office:value="1230.72" calcext:value-type="float">
            <text:p>1230.72</text:p>
          </table:table-cell>
          <table:table-cell office:value-type="float" office:value="2048" calcext:value-type="float">
            <text:p>2048</text:p>
          </table:table-cell>
          <table:table-cell office:value-type="float" office:value="12.7422" calcext:value-type="float">
            <text:p>12.7422</text:p>
          </table:table-cell>
          <table:table-cell office:value-type="float" office:value="152.411" calcext:value-type="float">
            <text:p>152.411</text:p>
          </table:table-cell>
          <table:table-cell office:value-type="float" office:value="138.269" calcext:value-type="float">
            <text:p>138.269</text:p>
          </table:table-cell>
          <table:table-cell office:value-type="float" office:value="183.21" calcext:value-type="float">
            <text:p>183.21</text:p>
          </table:table-cell>
          <table:table-cell office:value-type="float" office:value="145.427" calcext:value-type="float">
            <text:p>145.427</text:p>
          </table:table-cell>
          <table:table-cell office:value-type="float" office:value="168.872" calcext:value-type="float">
            <text:p>168.872</text:p>
          </table:table-cell>
          <table:table-cell office:value-type="float" office:value="146.023" calcext:value-type="float">
            <text:p>146.023</text:p>
          </table:table-cell>
          <table:table-cell office:value-type="float" office:value="211.014" calcext:value-type="float">
            <text:p>211.014</text:p>
          </table:table-cell>
          <table:table-cell office:value-type="string" calcext:value-type="string">
            <text:p>done with RMAT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4:.Q4])" office:value-type="float" office:value="1.93491" calcext:value-type="float">
            <text:p>1.93491</text:p>
          </table:table-cell>
          <table:table-cell table:formula="of:=MAX([.J4:.Q4])" office:value-type="float" office:value="35.9058" calcext:value-type="float">
            <text:p>35.9058</text:p>
          </table:table-cell>
          <table:table-cell table:formula="of:=AVERAGE([.J4:.Q4])" office:value-type="float" office:value="26.01026375" calcext:value-type="float">
            <text:p>26.01026375</text:p>
          </table:table-cell>
          <table:table-cell table:formula="of:=[.H4]-[.D4]" office:value-type="float" office:value="189.30173625" calcext:value-type="float">
            <text:p>189.30173625</text:p>
          </table:table-cell>
          <table:table-cell table:style-name="ce1" table:formula="of:=[.H4]-[.C4]" office:value-type="float" office:value="179.4062" calcext:value-type="float">
            <text:p>179.4062</text:p>
          </table:table-cell>
          <table:table-cell table:style-name="ce1" table:formula="of:=[.H4]-[.B4]" office:value-type="float" office:value="213.37709" calcext:value-type="float">
            <text:p>213.37709</text:p>
          </table:table-cell>
          <table:table-cell office:value-type="float" office:value="215.312" calcext:value-type="float">
            <text:p>215.312</text:p>
          </table:table-cell>
          <table:table-cell office:value-type="float" office:value="512" calcext:value-type="float">
            <text:p>512</text:p>
          </table:table-cell>
          <table:table-cell office:value-type="float" office:value="1.93491" calcext:value-type="float">
            <text:p>1.93491</text:p>
          </table:table-cell>
          <table:table-cell office:value-type="float" office:value="27.634" calcext:value-type="float">
            <text:p>27.634</text:p>
          </table:table-cell>
          <table:table-cell office:value-type="float" office:value="26.9156" calcext:value-type="float">
            <text:p>26.9156</text:p>
          </table:table-cell>
          <table:table-cell office:value-type="float" office:value="29.4911" calcext:value-type="float">
            <text:p>29.4911</text:p>
          </table:table-cell>
          <table:table-cell office:value-type="float" office:value="27.8912" calcext:value-type="float">
            <text:p>27.8912</text:p>
          </table:table-cell>
          <table:table-cell office:value-type="float" office:value="29.9604" calcext:value-type="float">
            <text:p>29.9604</text:p>
          </table:table-cell>
          <table:table-cell office:value-type="float" office:value="28.3491" calcext:value-type="float">
            <text:p>28.3491</text:p>
          </table:table-cell>
          <table:table-cell office:value-type="float" office:value="35.9058" calcext:value-type="float">
            <text:p>35.905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5:.Q5])" office:value-type="float" office:value="3.47446" calcext:value-type="float">
            <text:p>3.47446</text:p>
          </table:table-cell>
          <table:table-cell table:style-name="ce2" table:formula="of:=MAX([.J5:.Q5])" office:value-type="float" office:value="52.9915" calcext:value-type="float">
            <text:p>52.9915</text:p>
          </table:table-cell>
          <table:table-cell table:style-name="ce2" table:formula="of:=AVERAGE([.J5:.Q5])" office:value-type="float" office:value="39.2495075" calcext:value-type="float">
            <text:p>39.2495075</text:p>
          </table:table-cell>
          <table:table-cell table:style-name="ce2" table:formula="of:=[.H5]-[.D5]" office:value-type="float" office:value="192.9904925" calcext:value-type="float">
            <text:p>192.9904925</text:p>
          </table:table-cell>
          <table:table-cell table:style-name="ce2" table:formula="of:=[.H5]-[.C5]" office:value-type="float" office:value="179.2485" calcext:value-type="float">
            <text:p>179.2485</text:p>
          </table:table-cell>
          <table:table-cell table:style-name="ce2" table:formula="of:=[.H5]-[.B5]" office:value-type="float" office:value="228.76554" calcext:value-type="float">
            <text:p>228.76554</text:p>
          </table:table-cell>
          <table:table-cell office:value-type="float" office:value="232.24" calcext:value-type="float">
            <text:p>232.24</text:p>
          </table:table-cell>
          <table:table-cell office:value-type="float" office:value="256" calcext:value-type="float">
            <text:p>256</text:p>
          </table:table-cell>
          <table:table-cell office:value-type="float" office:value="3.47446" calcext:value-type="float">
            <text:p>3.47446</text:p>
          </table:table-cell>
          <table:table-cell office:value-type="float" office:value="40.1084" calcext:value-type="float">
            <text:p>40.1084</text:p>
          </table:table-cell>
          <table:table-cell office:value-type="float" office:value="40.4571" calcext:value-type="float">
            <text:p>40.4571</text:p>
          </table:table-cell>
          <table:table-cell office:value-type="float" office:value="48.5569" calcext:value-type="float">
            <text:p>48.5569</text:p>
          </table:table-cell>
          <table:table-cell office:value-type="float" office:value="40.0325" calcext:value-type="float">
            <text:p>40.0325</text:p>
          </table:table-cell>
          <table:table-cell office:value-type="float" office:value="44.5573" calcext:value-type="float">
            <text:p>44.5573</text:p>
          </table:table-cell>
          <table:table-cell office:value-type="float" office:value="43.8179" calcext:value-type="float">
            <text:p>43.8179</text:p>
          </table:table-cell>
          <table:table-cell office:value-type="float" office:value="52.9915" calcext:value-type="float">
            <text:p>52.99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6:.Q6])" office:value-type="float" office:value="3.40755" calcext:value-type="float">
            <text:p>3.40755</text:p>
          </table:table-cell>
          <table:table-cell table:style-name="ce1" table:formula="of:=MAX([.J6:.Q6])" office:value-type="float" office:value="87.6543" calcext:value-type="float">
            <text:p>87.6543</text:p>
          </table:table-cell>
          <table:table-cell table:formula="of:=AVERAGE([.J6:.Q6])" office:value-type="float" office:value="67.33393125" calcext:value-type="float">
            <text:p>67.33393125</text:p>
          </table:table-cell>
          <table:table-cell table:style-name="ce1" table:formula="of:=[.H6]-[.D6]" office:value-type="float" office:value="207.24006875" calcext:value-type="float">
            <text:p>207.24006875</text:p>
          </table:table-cell>
          <table:table-cell table:style-name="ce1" table:formula="of:=[.H6]-[.C6]" office:value-type="float" office:value="186.9197" calcext:value-type="float">
            <text:p>186.9197</text:p>
          </table:table-cell>
          <table:table-cell table:style-name="ce1" table:formula="of:=[.H6]-[.B6]" office:value-type="float" office:value="271.16645" calcext:value-type="float">
            <text:p>271.16645</text:p>
          </table:table-cell>
          <table:table-cell office:value-type="float" office:value="274.574" calcext:value-type="float">
            <text:p>274.574</text:p>
          </table:table-cell>
          <table:table-cell office:value-type="float" office:value="128" calcext:value-type="float">
            <text:p>128</text:p>
          </table:table-cell>
          <table:table-cell office:value-type="float" office:value="3.40755" calcext:value-type="float">
            <text:p>3.40755</text:p>
          </table:table-cell>
          <table:table-cell office:value-type="float" office:value="65.6258" calcext:value-type="float">
            <text:p>65.6258</text:p>
          </table:table-cell>
          <table:table-cell office:value-type="float" office:value="62.9471" calcext:value-type="float">
            <text:p>62.9471</text:p>
          </table:table-cell>
          <table:table-cell office:value-type="float" office:value="83.5299" calcext:value-type="float">
            <text:p>83.5299</text:p>
          </table:table-cell>
          <table:table-cell office:value-type="float" office:value="66.0462" calcext:value-type="float">
            <text:p>66.0462</text:p>
          </table:table-cell>
          <table:table-cell office:value-type="float" office:value="85.4513" calcext:value-type="float">
            <text:p>85.4513</text:p>
          </table:table-cell>
          <table:table-cell office:value-type="float" office:value="84.0093" calcext:value-type="float">
            <text:p>84.0093</text:p>
          </table:table-cell>
          <table:table-cell office:value-type="float" office:value="87.6543" calcext:value-type="float">
            <text:p>87.654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IN([.J7:.Q7])" office:value-type="float" office:value="8.50434" calcext:value-type="float">
            <text:p>8.50434</text:p>
          </table:table-cell>
          <table:table-cell table:style-name="ce3" table:formula="of:=MAX([.J7:.Q7])" office:value-type="float" office:value="190.498" calcext:value-type="float">
            <text:p>190.498</text:p>
          </table:table-cell>
          <table:table-cell table:style-name="ce4" table:formula="of:=AVERAGE([.J7:.Q7])" office:value-type="float" office:value="134.6424175" calcext:value-type="float">
            <text:p>134.6424175</text:p>
          </table:table-cell>
          <table:table-cell table:style-name="ce2" table:formula="of:=[.H7]-[.D7]" office:value-type="float" office:value="308.8415825" calcext:value-type="float">
            <text:p>308.8415825</text:p>
          </table:table-cell>
          <table:table-cell table:style-name="ce2" table:formula="of:=[.H7]-[.C7]" office:value-type="float" office:value="252.986" calcext:value-type="float">
            <text:p>252.986</text:p>
          </table:table-cell>
          <table:table-cell table:style-name="ce6" table:formula="of:=[.H7]-[.B7]" office:value-type="float" office:value="434.97966" calcext:value-type="float">
            <text:p>434.97966</text:p>
          </table:table-cell>
          <table:table-cell table:style-name="ce1" office:value-type="float" office:value="443.484" calcext:value-type="float">
            <text:p>443.484</text:p>
          </table:table-cell>
          <table:table-cell office:value-type="float" office:value="64" calcext:value-type="float">
            <text:p>64</text:p>
          </table:table-cell>
          <table:table-cell office:value-type="float" office:value="8.50434" calcext:value-type="float">
            <text:p>8.50434</text:p>
          </table:table-cell>
          <table:table-cell office:value-type="float" office:value="126.761" calcext:value-type="float">
            <text:p>126.761</text:p>
          </table:table-cell>
          <table:table-cell office:value-type="float" office:value="127.874" calcext:value-type="float">
            <text:p>127.874</text:p>
          </table:table-cell>
          <table:table-cell office:value-type="float" office:value="164.451" calcext:value-type="float">
            <text:p>164.451</text:p>
          </table:table-cell>
          <table:table-cell office:value-type="float" office:value="129.474" calcext:value-type="float">
            <text:p>129.474</text:p>
          </table:table-cell>
          <table:table-cell office:value-type="float" office:value="168.676" calcext:value-type="float">
            <text:p>168.676</text:p>
          </table:table-cell>
          <table:table-cell office:value-type="float" office:value="160.901" calcext:value-type="float">
            <text:p>160.901</text:p>
          </table:table-cell>
          <table:table-cell office:value-type="float" office:value="190.498" calcext:value-type="float">
            <text:p>190.49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IN([.J8:.Q8])" office:value-type="float" office:value="4.49394" calcext:value-type="float">
            <text:p>4.49394</text:p>
          </table:table-cell>
          <table:table-cell table:formula="of:=MAX([.J8:.Q8])" office:value-type="float" office:value="324.615" calcext:value-type="float">
            <text:p>324.615</text:p>
          </table:table-cell>
          <table:table-cell table:style-name="ce3" table:formula="of:=AVERAGE([.J8:.Q8])" office:value-type="float" office:value="236.4848675" calcext:value-type="float">
            <text:p>236.4848675</text:p>
          </table:table-cell>
          <table:table-cell table:style-name="ce5" table:formula="of:=[.H8]-[.D8]" office:value-type="float" office:value="386.9481325" calcext:value-type="float">
            <text:p>386.9481325</text:p>
          </table:table-cell>
          <table:table-cell table:style-name="ce5" table:formula="of:=[.H8]-[.C8]" office:value-type="float" office:value="298.818" calcext:value-type="float">
            <text:p>298.818</text:p>
          </table:table-cell>
          <table:table-cell table:style-name="ce5" table:formula="of:=[.H8]-[.B8]" office:value-type="float" office:value="618.93906" calcext:value-type="float">
            <text:p>618.93906</text:p>
          </table:table-cell>
          <table:table-cell table:style-name="ce1" office:value-type="float" office:value="623.433" calcext:value-type="float">
            <text:p>623.433</text:p>
          </table:table-cell>
          <table:table-cell office:value-type="float" office:value="32" calcext:value-type="float">
            <text:p>32</text:p>
          </table:table-cell>
          <table:table-cell office:value-type="float" office:value="4.49394" calcext:value-type="float">
            <text:p>4.49394</text:p>
          </table:table-cell>
          <table:table-cell office:value-type="float" office:value="219.94" calcext:value-type="float">
            <text:p>219.94</text:p>
          </table:table-cell>
          <table:table-cell office:value-type="float" office:value="223.629" calcext:value-type="float">
            <text:p>223.629</text:p>
          </table:table-cell>
          <table:table-cell office:value-type="float" office:value="305.442" calcext:value-type="float">
            <text:p>305.442</text:p>
          </table:table-cell>
          <table:table-cell office:value-type="float" office:value="218.373" calcext:value-type="float">
            <text:p>218.373</text:p>
          </table:table-cell>
          <table:table-cell office:value-type="float" office:value="298.965" calcext:value-type="float">
            <text:p>298.965</text:p>
          </table:table-cell>
          <table:table-cell office:value-type="float" office:value="296.421" calcext:value-type="float">
            <text:p>296.421</text:p>
          </table:table-cell>
          <table:table-cell office:value-type="float" office:value="324.615" calcext:value-type="float">
            <text:p>324.61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9:.Q9])" office:value-type="float" office:value="3.77742" calcext:value-type="float">
            <text:p>3.77742</text:p>
          </table:table-cell>
          <table:table-cell table:style-name="ce1" table:formula="of:=MAX([.J9:.Q9])" office:value-type="float" office:value="504.829" calcext:value-type="float">
            <text:p>504.829</text:p>
          </table:table-cell>
          <table:table-cell table:style-name="ce3" table:formula="of:=AVERAGE([.J9:.Q9])" office:value-type="float" office:value="346.6934275" calcext:value-type="float">
            <text:p>346.6934275</text:p>
          </table:table-cell>
          <table:table-cell table:style-name="ce5" table:formula="of:=[.H9]-[.D9]" office:value-type="float" office:value="481.2925725" calcext:value-type="float">
            <text:p>481.2925725</text:p>
          </table:table-cell>
          <table:table-cell table:style-name="ce5" table:formula="of:=[.H9]-[.C9]" office:value-type="float" office:value="323.157" calcext:value-type="float">
            <text:p>323.157</text:p>
          </table:table-cell>
          <table:table-cell table:style-name="ce5" table:formula="of:=[.H9]-[.B9]" office:value-type="float" office:value="824.20858" calcext:value-type="float">
            <text:p>824.20858</text:p>
          </table:table-cell>
          <table:table-cell table:style-name="ce1" office:value-type="float" office:value="827.986" calcext:value-type="float">
            <text:p>827.986</text:p>
          </table:table-cell>
          <table:table-cell office:value-type="float" office:value="16" calcext:value-type="float">
            <text:p>16</text:p>
          </table:table-cell>
          <table:table-cell office:value-type="float" office:value="3.77742" calcext:value-type="float">
            <text:p>3.77742</text:p>
          </table:table-cell>
          <table:table-cell office:value-type="float" office:value="306.897" calcext:value-type="float">
            <text:p>306.897</text:p>
          </table:table-cell>
          <table:table-cell office:value-type="float" office:value="309.825" calcext:value-type="float">
            <text:p>309.825</text:p>
          </table:table-cell>
          <table:table-cell office:value-type="float" office:value="447.618" calcext:value-type="float">
            <text:p>447.618</text:p>
          </table:table-cell>
          <table:table-cell office:value-type="float" office:value="311.581" calcext:value-type="float">
            <text:p>311.581</text:p>
          </table:table-cell>
          <table:table-cell office:value-type="float" office:value="440.785" calcext:value-type="float">
            <text:p>440.785</text:p>
          </table:table-cell>
          <table:table-cell office:value-type="float" office:value="448.235" calcext:value-type="float">
            <text:p>448.235</text:p>
          </table:table-cell>
          <table:table-cell office:value-type="float" office:value="504.829" calcext:value-type="float">
            <text:p>504.82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10:.Q10])" office:value-type="float" office:value="5.21436" calcext:value-type="float">
            <text:p>5.21436</text:p>
          </table:table-cell>
          <table:table-cell table:style-name="ce1" table:formula="of:=MAX([.J10:.Q10])" office:value-type="float" office:value="648.211" calcext:value-type="float">
            <text:p>648.211</text:p>
          </table:table-cell>
          <table:table-cell table:style-name="ce3" table:formula="of:=AVERAGE([.J10:.Q10])" office:value-type="float" office:value="442.968545" calcext:value-type="float">
            <text:p>442.968545</text:p>
          </table:table-cell>
          <table:table-cell table:style-name="ce5" table:formula="of:=[.H10]-[.D10]" office:value-type="float" office:value="672.151455" calcext:value-type="float">
            <text:p>672.151455</text:p>
          </table:table-cell>
          <table:table-cell table:style-name="ce5" table:formula="of:=[.H10]-[.C10]" office:value-type="float" office:value="466.909" calcext:value-type="float">
            <text:p>466.909</text:p>
          </table:table-cell>
          <table:table-cell table:style-name="ce5" table:formula="of:=[.H10]-[.B10]" office:value-type="float" office:value="1109.90564" calcext:value-type="float">
            <text:p>1109.90564</text:p>
          </table:table-cell>
          <table:table-cell table:style-name="ce1" office:value-type="float" office:value="1115.12" calcext:value-type="float">
            <text:p>1115.12</text:p>
          </table:table-cell>
          <table:table-cell office:value-type="float" office:value="8" calcext:value-type="float">
            <text:p>8</text:p>
          </table:table-cell>
          <table:table-cell office:value-type="float" office:value="5.21436" calcext:value-type="float">
            <text:p>5.21436</text:p>
          </table:table-cell>
          <table:table-cell office:value-type="float" office:value="391.892" calcext:value-type="float">
            <text:p>391.892</text:p>
          </table:table-cell>
          <table:table-cell office:value-type="float" office:value="386.44" calcext:value-type="float">
            <text:p>386.44</text:p>
          </table:table-cell>
          <table:table-cell office:value-type="float" office:value="580.85" calcext:value-type="float">
            <text:p>580.85</text:p>
          </table:table-cell>
          <table:table-cell office:value-type="float" office:value="382.769" calcext:value-type="float">
            <text:p>382.769</text:p>
          </table:table-cell>
          <table:table-cell office:value-type="float" office:value="568.226" calcext:value-type="float">
            <text:p>568.226</text:p>
          </table:table-cell>
          <table:table-cell office:value-type="float" office:value="580.146" calcext:value-type="float">
            <text:p>580.146</text:p>
          </table:table-cell>
          <table:table-cell office:value-type="float" office:value="648.211" calcext:value-type="float">
            <text:p>648.21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table:formula="of:=MIN([.J11:.Q11])" office:value-type="float" office:value="19.8537" calcext:value-type="float">
            <text:p>19.8537</text:p>
          </table:table-cell>
          <table:table-cell table:style-name="ce1" table:formula="of:=MAX([.J11:.Q11])" office:value-type="float" office:value="1356.65" calcext:value-type="float">
            <text:p>1356.65</text:p>
          </table:table-cell>
          <table:table-cell table:formula="of:=AVERAGE([.J11:.Q11])" office:value-type="float" office:value="904.6902125" calcext:value-type="float">
            <text:p>904.6902125</text:p>
          </table:table-cell>
          <table:table-cell table:formula="of:=([.H11]-[.D11])/2" office:value-type="float" office:value="723.94989375" calcext:value-type="float">
            <text:p>723.94989375</text:p>
          </table:table-cell>
          <table:table-cell table:formula="of:=([.H11]-[.C11])/2" office:value-type="float" office:value="497.97" calcext:value-type="float">
            <text:p>497.97</text:p>
          </table:table-cell>
          <table:table-cell table:formula="of:=([.H11]-[.B11])/2" office:value-type="float" office:value="1166.36815" calcext:value-type="float">
            <text:p>1166.36815</text:p>
          </table:table-cell>
          <table:table-cell office:value-type="float" office:value="2352.59" calcext:value-type="float">
            <text:p>2352.59</text:p>
          </table:table-cell>
          <table:table-cell office:value-type="float" office:value="8" calcext:value-type="float">
            <text:p>8</text:p>
          </table:table-cell>
          <table:table-cell office:value-type="float" office:value="19.8537" calcext:value-type="float">
            <text:p>19.8537</text:p>
          </table:table-cell>
          <table:table-cell office:value-type="float" office:value="779.534" calcext:value-type="float">
            <text:p>779.534</text:p>
          </table:table-cell>
          <table:table-cell office:value-type="float" office:value="794.158" calcext:value-type="float">
            <text:p>794.158</text:p>
          </table:table-cell>
          <table:table-cell office:value-type="float" office:value="1176.38" calcext:value-type="float">
            <text:p>1176.38</text:p>
          </table:table-cell>
          <table:table-cell office:value-type="float" office:value="794.626" calcext:value-type="float">
            <text:p>794.626</text:p>
          </table:table-cell>
          <table:table-cell office:value-type="float" office:value="1159.46" calcext:value-type="float">
            <text:p>1159.46</text:p>
          </table:table-cell>
          <table:table-cell office:value-type="float" office:value="1156.86" calcext:value-type="float">
            <text:p>1156.86</text:p>
          </table:table-cell>
          <table:table-cell office:value-type="float" office:value="1356.65" calcext:value-type="float">
            <text:p>1356.65</text:p>
          </table:table-cell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table:formula="of:=MIN([.J12:.Q12])" office:value-type="float" office:value="25.2897" calcext:value-type="float">
            <text:p>25.2897</text:p>
          </table:table-cell>
          <table:table-cell table:style-name="ce1" table:formula="of:=MAX([.J12:.Q12])" office:value-type="float" office:value="3288.75" calcext:value-type="float">
            <text:p>3288.75</text:p>
          </table:table-cell>
          <table:table-cell table:style-name="ce3" table:formula="of:=AVERAGE([.J12:.Q12])" office:value-type="float" office:value="2019.2812125" calcext:value-type="float">
            <text:p>2019.2812125</text:p>
          </table:table-cell>
          <table:table-cell table:style-name="ce1" table:formula="of:=([.H12]-[.D12])/4" office:value-type="float" office:value="841.969696875" calcext:value-type="float">
            <text:p>841.969696875</text:p>
          </table:table-cell>
          <table:table-cell table:formula="of:=([.H12]-[.C12])/4" office:value-type="float" office:value="524.6025" calcext:value-type="float">
            <text:p>524.6025</text:p>
          </table:table-cell>
          <table:table-cell table:formula="of:=([.H12]-[.B12])/4" office:value-type="float" office:value="1340.467575" calcext:value-type="float">
            <text:p>1340.467575</text:p>
          </table:table-cell>
          <table:table-cell office:value-type="float" office:value="5387.16" calcext:value-type="float">
            <text:p>5387.16</text:p>
          </table:table-cell>
          <table:table-cell office:value-type="float" office:value="8" calcext:value-type="float">
            <text:p>8</text:p>
          </table:table-cell>
          <table:table-cell office:value-type="float" office:value="25.2897" calcext:value-type="float">
            <text:p>25.2897</text:p>
          </table:table-cell>
          <table:table-cell office:value-type="float" office:value="1579.16" calcext:value-type="float">
            <text:p>1579.16</text:p>
          </table:table-cell>
          <table:table-cell office:value-type="float" office:value="1579.79" calcext:value-type="float">
            <text:p>1579.79</text:p>
          </table:table-cell>
          <table:table-cell office:value-type="float" office:value="2710.66" calcext:value-type="float">
            <text:p>2710.66</text:p>
          </table:table-cell>
          <table:table-cell office:value-type="float" office:value="1573.31" calcext:value-type="float">
            <text:p>1573.31</text:p>
          </table:table-cell>
          <table:table-cell office:value-type="float" office:value="2705.32" calcext:value-type="float">
            <text:p>2705.32</text:p>
          </table:table-cell>
          <table:table-cell office:value-type="float" office:value="2691.97" calcext:value-type="float">
            <text:p>2691.97</text:p>
          </table:table-cell>
          <table:table-cell office:value-type="float" office:value="3288.75" calcext:value-type="float">
            <text:p>3288.75</text:p>
          </table:table-cell>
          <table:table-cell office:value-type="string" calcext:value-type="string">
            <text:p><text:s/>done with RMAT30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string" calcext:value-type="string">
            <text:p>BF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W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20:.Q20])" office:value-type="float" office:value="1.23398" calcext:value-type="float">
            <text:p>1.23398</text:p>
          </table:table-cell>
          <table:table-cell table:formula="of:=MAX([.J20:.Q20])" office:value-type="float" office:value="53.4613" calcext:value-type="float">
            <text:p>53.4613</text:p>
          </table:table-cell>
          <table:table-cell table:formula="of:=AVERAGE([.J20:.Q20])" office:value-type="float" office:value="44.55671" calcext:value-type="float">
            <text:p>44.55671</text:p>
          </table:table-cell>
          <table:table-cell table:style-name="ce1" table:formula="of:=[.H20]-[.D20]" office:value-type="float" office:value="244.60729" calcext:value-type="float">
            <text:p>244.60729</text:p>
          </table:table-cell>
          <table:table-cell table:style-name="ce1" table:formula="of:=[.H20]-[.C20]" office:value-type="float" office:value="235.7027" calcext:value-type="float">
            <text:p>235.7027</text:p>
          </table:table-cell>
          <table:table-cell table:style-name="ce1" table:formula="of:=[.H20]-[.B20]" office:value-type="float" office:value="287.93002" calcext:value-type="float">
            <text:p>287.93002</text:p>
          </table:table-cell>
          <table:table-cell office:value-type="float" office:value="289.164" calcext:value-type="float">
            <text:p>289.164</text:p>
          </table:table-cell>
          <table:table-cell office:value-type="float" office:value="512" calcext:value-type="float">
            <text:p>512</text:p>
          </table:table-cell>
          <table:table-cell office:value-type="float" office:value="1.23398" calcext:value-type="float">
            <text:p>1.23398</text:p>
          </table:table-cell>
          <table:table-cell office:value-type="float" office:value="47.4147" calcext:value-type="float">
            <text:p>47.4147</text:p>
          </table:table-cell>
          <table:table-cell office:value-type="float" office:value="48.991" calcext:value-type="float">
            <text:p>48.991</text:p>
          </table:table-cell>
          <table:table-cell office:value-type="float" office:value="50.912" calcext:value-type="float">
            <text:p>50.912</text:p>
          </table:table-cell>
          <table:table-cell office:value-type="float" office:value="49.2102" calcext:value-type="float">
            <text:p>49.2102</text:p>
          </table:table-cell>
          <table:table-cell office:value-type="float" office:value="52.6223" calcext:value-type="float">
            <text:p>52.6223</text:p>
          </table:table-cell>
          <table:table-cell office:value-type="float" office:value="52.6082" calcext:value-type="float">
            <text:p>52.6082</text:p>
          </table:table-cell>
          <table:table-cell office:value-type="float" office:value="53.4613" calcext:value-type="float">
            <text:p>53.46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21:.Q21])" office:value-type="float" office:value="4.32577" calcext:value-type="float">
            <text:p>4.32577</text:p>
          </table:table-cell>
          <table:table-cell table:style-name="ce2" table:formula="of:=MAX([.J21:.Q21])" office:value-type="float" office:value="92.2614" calcext:value-type="float">
            <text:p>92.2614</text:p>
          </table:table-cell>
          <table:table-cell table:style-name="ce2" table:formula="of:=AVERAGE([.J21:.Q21])" office:value-type="float" office:value="71.66222125" calcext:value-type="float">
            <text:p>71.66222125</text:p>
          </table:table-cell>
          <table:table-cell table:style-name="ce2" table:formula="of:=[.H21]-[.D21]" office:value-type="float" office:value="239.90477875" calcext:value-type="float">
            <text:p>239.90477875</text:p>
          </table:table-cell>
          <table:table-cell table:style-name="ce2" table:formula="of:=[.H21]-[.C21]" office:value-type="float" office:value="219.3056" calcext:value-type="float">
            <text:p>219.3056</text:p>
          </table:table-cell>
          <table:table-cell table:style-name="ce2" table:formula="of:=[.H21]-[.B21]" office:value-type="float" office:value="307.24123" calcext:value-type="float">
            <text:p>307.24123</text:p>
          </table:table-cell>
          <table:table-cell table:style-name="ce2" office:value-type="float" office:value="311.567" calcext:value-type="float">
            <text:p>311.567</text:p>
          </table:table-cell>
          <table:table-cell office:value-type="float" office:value="256" calcext:value-type="float">
            <text:p>256</text:p>
          </table:table-cell>
          <table:table-cell office:value-type="float" office:value="4.32577" calcext:value-type="float">
            <text:p>4.32577</text:p>
          </table:table-cell>
          <table:table-cell office:value-type="float" office:value="72.646" calcext:value-type="float">
            <text:p>72.646</text:p>
          </table:table-cell>
          <table:table-cell office:value-type="float" office:value="73.91" calcext:value-type="float">
            <text:p>73.91</text:p>
          </table:table-cell>
          <table:table-cell office:value-type="float" office:value="83.6714" calcext:value-type="float">
            <text:p>83.6714</text:p>
          </table:table-cell>
          <table:table-cell office:value-type="float" office:value="72.4719" calcext:value-type="float">
            <text:p>72.4719</text:p>
          </table:table-cell>
          <table:table-cell office:value-type="float" office:value="90.729" calcext:value-type="float">
            <text:p>90.729</text:p>
          </table:table-cell>
          <table:table-cell office:value-type="float" office:value="83.2823" calcext:value-type="float">
            <text:p>83.2823</text:p>
          </table:table-cell>
          <table:table-cell office:value-type="float" office:value="92.2614" calcext:value-type="float">
            <text:p>92.26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22:.Q22])" office:value-type="float" office:value="3.23935" calcext:value-type="float">
            <text:p>3.23935</text:p>
          </table:table-cell>
          <table:table-cell table:style-name="ce1" table:formula="of:=MAX([.J22:.Q22])" office:value-type="float" office:value="198.707" calcext:value-type="float">
            <text:p>198.707</text:p>
          </table:table-cell>
          <table:table-cell table:style-name="ce1" table:formula="of:=AVERAGE([.J22:.Q22])" office:value-type="float" office:value="137.95754375" calcext:value-type="float">
            <text:p>137.95754375</text:p>
          </table:table-cell>
          <table:table-cell table:style-name="ce1" table:formula="of:=[.H22]-[.D22]" office:value-type="float" office:value="309.77845625" calcext:value-type="float">
            <text:p>309.77845625</text:p>
          </table:table-cell>
          <table:table-cell table:style-name="ce1" table:formula="of:=[.H22]-[.C22]" office:value-type="float" office:value="249.029" calcext:value-type="float">
            <text:p>249.029</text:p>
          </table:table-cell>
          <table:table-cell table:style-name="ce1" table:formula="of:=[.H22]-[.B22]" office:value-type="float" office:value="444.49665" calcext:value-type="float">
            <text:p>444.49665</text:p>
          </table:table-cell>
          <table:table-cell office:value-type="float" office:value="447.736" calcext:value-type="float">
            <text:p>447.736</text:p>
          </table:table-cell>
          <table:table-cell office:value-type="float" office:value="128" calcext:value-type="float">
            <text:p>128</text:p>
          </table:table-cell>
          <table:table-cell office:value-type="float" office:value="3.23935" calcext:value-type="float">
            <text:p>3.23935</text:p>
          </table:table-cell>
          <table:table-cell office:value-type="float" office:value="127.384" calcext:value-type="float">
            <text:p>127.384</text:p>
          </table:table-cell>
          <table:table-cell office:value-type="float" office:value="128.138" calcext:value-type="float">
            <text:p>128.138</text:p>
          </table:table-cell>
          <table:table-cell office:value-type="float" office:value="178.614" calcext:value-type="float">
            <text:p>178.614</text:p>
          </table:table-cell>
          <table:table-cell office:value-type="float" office:value="130.884" calcext:value-type="float">
            <text:p>130.884</text:p>
          </table:table-cell>
          <table:table-cell office:value-type="float" office:value="168.545" calcext:value-type="float">
            <text:p>168.545</text:p>
          </table:table-cell>
          <table:table-cell office:value-type="float" office:value="168.149" calcext:value-type="float">
            <text:p>168.149</text:p>
          </table:table-cell>
          <table:table-cell office:value-type="float" office:value="198.707" calcext:value-type="float">
            <text:p>198.70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MIN([.J23:.Q23])" office:value-type="float" office:value="1.44403" calcext:value-type="float">
            <text:p>1.44403</text:p>
          </table:table-cell>
          <table:table-cell table:style-name="ce1" table:formula="of:=MAX([.J23:.Q23])" office:value-type="float" office:value="294.211" calcext:value-type="float">
            <text:p>294.211</text:p>
          </table:table-cell>
          <table:table-cell table:style-name="ce1" table:formula="of:=AVERAGE([.J23:.Q23])" office:value-type="float" office:value="196.08637875" calcext:value-type="float">
            <text:p>196.08637875</text:p>
          </table:table-cell>
          <table:table-cell table:style-name="ce1" table:formula="of:=[.H23]-[.D23]" office:value-type="float" office:value="360.29562125" calcext:value-type="float">
            <text:p>360.29562125</text:p>
          </table:table-cell>
          <table:table-cell table:style-name="ce1" table:formula="of:=[.H23]-[.C23]" office:value-type="float" office:value="262.171" calcext:value-type="float">
            <text:p>262.171</text:p>
          </table:table-cell>
          <table:table-cell table:style-name="ce1" table:formula="of:=[.H23]-[.B23]" office:value-type="float" office:value="554.93797" calcext:value-type="float">
            <text:p>554.93797</text:p>
          </table:table-cell>
          <table:table-cell office:value-type="float" office:value="556.382" calcext:value-type="float">
            <text:p>556.382</text:p>
          </table:table-cell>
          <table:table-cell office:value-type="float" office:value="64" calcext:value-type="float">
            <text:p>64</text:p>
          </table:table-cell>
          <table:table-cell office:value-type="float" office:value="1.44403" calcext:value-type="float">
            <text:p>1.44403</text:p>
          </table:table-cell>
          <table:table-cell office:value-type="float" office:value="174.01" calcext:value-type="float">
            <text:p>174.01</text:p>
          </table:table-cell>
          <table:table-cell office:value-type="float" office:value="175.115" calcext:value-type="float">
            <text:p>175.115</text:p>
          </table:table-cell>
          <table:table-cell office:value-type="float" office:value="254.542" calcext:value-type="float">
            <text:p>254.542</text:p>
          </table:table-cell>
          <table:table-cell office:value-type="float" office:value="175.26" calcext:value-type="float">
            <text:p>175.26</text:p>
          </table:table-cell>
          <table:table-cell office:value-type="float" office:value="251.223" calcext:value-type="float">
            <text:p>251.223</text:p>
          </table:table-cell>
          <table:table-cell office:value-type="float" office:value="242.886" calcext:value-type="float">
            <text:p>242.886</text:p>
          </table:table-cell>
          <table:table-cell office:value-type="float" office:value="294.211" calcext:value-type="float">
            <text:p>294.21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table:formula="of:=MIN([.J24:.Q24])" office:value-type="float" office:value="0.864877" calcext:value-type="float">
            <text:p>0.864877</text:p>
          </table:table-cell>
          <table:table-cell table:style-name="ce1" table:formula="of:=MAX([.J24:.Q24])" office:value-type="float" office:value="418.029" calcext:value-type="float">
            <text:p>418.029</text:p>
          </table:table-cell>
          <table:table-cell table:formula="of:=AVERAGE([.J24:.Q24])" office:value-type="float" office:value="273.884609625" calcext:value-type="float">
            <text:p>273.884609625</text:p>
          </table:table-cell>
          <table:table-cell table:style-name="ce1" table:formula="of:=[.H24]-[.D24]" office:value-type="float" office:value="425.400390375" calcext:value-type="float">
            <text:p>425.400390375</text:p>
          </table:table-cell>
          <table:table-cell table:style-name="ce1" table:formula="of:=[.H24]-[.C24]" office:value-type="float" office:value="281.256" calcext:value-type="float">
            <text:p>281.256</text:p>
          </table:table-cell>
          <table:table-cell table:style-name="ce1" table:formula="of:=[.H24]-[.B24]" office:value-type="float" office:value="698.420123" calcext:value-type="float">
            <text:p>698.420123</text:p>
          </table:table-cell>
          <table:table-cell office:value-type="float" office:value="699.285" calcext:value-type="float">
            <text:p>699.285</text:p>
          </table:table-cell>
          <table:table-cell office:value-type="float" office:value="32" calcext:value-type="float">
            <text:p>32</text:p>
          </table:table-cell>
          <table:table-cell office:value-type="float" office:value="0.864877" calcext:value-type="float">
            <text:p>0.864877</text:p>
          </table:table-cell>
          <table:table-cell office:value-type="float" office:value="228.348" calcext:value-type="float">
            <text:p>228.348</text:p>
          </table:table-cell>
          <table:table-cell office:value-type="float" office:value="227.67" calcext:value-type="float">
            <text:p>227.67</text:p>
          </table:table-cell>
          <table:table-cell office:value-type="float" office:value="365.248" calcext:value-type="float">
            <text:p>365.248</text:p>
          </table:table-cell>
          <table:table-cell office:value-type="float" office:value="228.706" calcext:value-type="float">
            <text:p>228.706</text:p>
          </table:table-cell>
          <table:table-cell office:value-type="float" office:value="361.323" calcext:value-type="float">
            <text:p>361.323</text:p>
          </table:table-cell>
          <table:table-cell office:value-type="float" office:value="360.888" calcext:value-type="float">
            <text:p>360.888</text:p>
          </table:table-cell>
          <table:table-cell office:value-type="float" office:value="418.029" calcext:value-type="float">
            <text:p>418.02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25:.Q25])" office:value-type="float" office:value="2.63892" calcext:value-type="float">
            <text:p>2.63892</text:p>
          </table:table-cell>
          <table:table-cell table:style-name="ce1" table:formula="of:=MAX([.J25:.Q25])" office:value-type="float" office:value="558.415" calcext:value-type="float">
            <text:p>558.415</text:p>
          </table:table-cell>
          <table:table-cell table:style-name="ce1" table:formula="of:=AVERAGE([.J25:.Q25])" office:value-type="float" office:value="353.41924" calcext:value-type="float">
            <text:p>353.41924</text:p>
          </table:table-cell>
          <table:table-cell table:style-name="ce1" table:formula="of:=[.H25]-[.D25]" office:value-type="float" office:value="512.60576" calcext:value-type="float">
            <text:p>512.60576</text:p>
          </table:table-cell>
          <table:table-cell table:style-name="ce1" table:formula="of:=[.H25]-[.C25]" office:value-type="float" office:value="307.61" calcext:value-type="float">
            <text:p>307.61</text:p>
          </table:table-cell>
          <table:table-cell table:style-name="ce1" table:formula="of:=[.H25]-[.B25]" office:value-type="float" office:value="863.38608" calcext:value-type="float">
            <text:p>863.38608</text:p>
          </table:table-cell>
          <table:table-cell office:value-type="float" office:value="866.025" calcext:value-type="float">
            <text:p>866.025</text:p>
          </table:table-cell>
          <table:table-cell office:value-type="float" office:value="16" calcext:value-type="float">
            <text:p>16</text:p>
          </table:table-cell>
          <table:table-cell office:value-type="float" office:value="2.63892" calcext:value-type="float">
            <text:p>2.63892</text:p>
          </table:table-cell>
          <table:table-cell office:value-type="float" office:value="289.079" calcext:value-type="float">
            <text:p>289.079</text:p>
          </table:table-cell>
          <table:table-cell office:value-type="float" office:value="285.411" calcext:value-type="float">
            <text:p>285.411</text:p>
          </table:table-cell>
          <table:table-cell office:value-type="float" office:value="479.743" calcext:value-type="float">
            <text:p>479.743</text:p>
          </table:table-cell>
          <table:table-cell office:value-type="float" office:value="280.67" calcext:value-type="float">
            <text:p>280.67</text:p>
          </table:table-cell>
          <table:table-cell office:value-type="float" office:value="465.809" calcext:value-type="float">
            <text:p>465.809</text:p>
          </table:table-cell>
          <table:table-cell office:value-type="float" office:value="465.588" calcext:value-type="float">
            <text:p>465.588</text:p>
          </table:table-cell>
          <table:table-cell office:value-type="float" office:value="558.415" calcext:value-type="float">
            <text:p>558.4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26:.Q26])" office:value-type="float" office:value="1.34677" calcext:value-type="float">
            <text:p>1.34677</text:p>
          </table:table-cell>
          <table:table-cell table:style-name="ce1" table:formula="of:=MAX([.J26:.Q26])" office:value-type="float" office:value="780.834" calcext:value-type="float">
            <text:p>780.834</text:p>
          </table:table-cell>
          <table:table-cell table:formula="of:=AVERAGE([.J26:.Q26])" office:value-type="float" office:value="477.10634625" calcext:value-type="float">
            <text:p>477.10634625</text:p>
          </table:table-cell>
          <table:table-cell table:style-name="ce1" table:formula="of:=[.H26]-[.D26]" office:value-type="float" office:value="657.43365375" calcext:value-type="float">
            <text:p>657.43365375</text:p>
          </table:table-cell>
          <table:table-cell table:style-name="ce1" table:formula="of:=[.H26]-[.C26]" office:value-type="float" office:value="353.706" calcext:value-type="float">
            <text:p>353.706</text:p>
          </table:table-cell>
          <table:table-cell table:style-name="ce1" table:formula="of:=[.H26]-[.B26]" office:value-type="float" office:value="1133.19323" calcext:value-type="float">
            <text:p>1133.19323</text:p>
          </table:table-cell>
          <table:table-cell office:value-type="float" office:value="1134.54" calcext:value-type="float">
            <text:p>1134.54</text:p>
          </table:table-cell>
          <table:table-cell office:value-type="float" office:value="8" calcext:value-type="float">
            <text:p>8</text:p>
          </table:table-cell>
          <table:table-cell office:value-type="float" office:value="1.34677" calcext:value-type="float">
            <text:p>1.34677</text:p>
          </table:table-cell>
          <table:table-cell office:value-type="float" office:value="328.977" calcext:value-type="float">
            <text:p>328.977</text:p>
          </table:table-cell>
          <table:table-cell office:value-type="float" office:value="392.256" calcext:value-type="float">
            <text:p>392.256</text:p>
          </table:table-cell>
          <table:table-cell office:value-type="float" office:value="638.288" calcext:value-type="float">
            <text:p>638.288</text:p>
          </table:table-cell>
          <table:table-cell office:value-type="float" office:value="391.412" calcext:value-type="float">
            <text:p>391.412</text:p>
          </table:table-cell>
          <table:table-cell office:value-type="float" office:value="643.994" calcext:value-type="float">
            <text:p>643.994</text:p>
          </table:table-cell>
          <table:table-cell office:value-type="float" office:value="639.743" calcext:value-type="float">
            <text:p>639.743</text:p>
          </table:table-cell>
          <table:table-cell office:value-type="float" office:value="780.834" calcext:value-type="float">
            <text:p>780.83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table:formula="of:=MIN([.J27:.Q27])" office:value-type="float" office:value="1.13835" calcext:value-type="float">
            <text:p>1.13835</text:p>
          </table:table-cell>
          <table:table-cell table:style-name="ce1" table:formula="of:=MAX([.J27:.Q27])" office:value-type="float" office:value="1566.89" calcext:value-type="float">
            <text:p>1566.89</text:p>
          </table:table-cell>
          <table:table-cell table:style-name="ce1" table:formula="of:=AVERAGE([.J27:.Q27])" office:value-type="float" office:value="977.11204375" calcext:value-type="float">
            <text:p>977.11204375</text:p>
          </table:table-cell>
          <table:table-cell table:formula="of:=([.H27]-[.D27])/2" office:value-type="float" office:value="660.478978125" calcext:value-type="float">
            <text:p>660.478978125</text:p>
          </table:table-cell>
          <table:table-cell table:formula="of:=([.H27]-[.C27])/2" office:value-type="float" office:value="365.59" calcext:value-type="float">
            <text:p>365.59</text:p>
          </table:table-cell>
          <table:table-cell table:style-name="ce1" table:formula="of:=([.H27]-[.B27])/2" office:value-type="float" office:value="1148.465825" calcext:value-type="float">
            <text:p>1148.465825</text:p>
          </table:table-cell>
          <table:table-cell office:value-type="float" office:value="2298.07" calcext:value-type="float">
            <text:p>2298.07</text:p>
          </table:table-cell>
          <table:table-cell office:value-type="float" office:value="8" calcext:value-type="float">
            <text:p>8</text:p>
          </table:table-cell>
          <table:table-cell office:value-type="float" office:value="1.13835" calcext:value-type="float">
            <text:p>1.13835</text:p>
          </table:table-cell>
          <table:table-cell office:value-type="float" office:value="788.994" calcext:value-type="float">
            <text:p>788.994</text:p>
          </table:table-cell>
          <table:table-cell office:value-type="float" office:value="790.97" calcext:value-type="float">
            <text:p>790.97</text:p>
          </table:table-cell>
          <table:table-cell office:value-type="float" office:value="1297.31" calcext:value-type="float">
            <text:p>1297.31</text:p>
          </table:table-cell>
          <table:table-cell office:value-type="float" office:value="784.534" calcext:value-type="float">
            <text:p>784.534</text:p>
          </table:table-cell>
          <table:table-cell office:value-type="float" office:value="1290.02" calcext:value-type="float">
            <text:p>1290.02</text:p>
          </table:table-cell>
          <table:table-cell office:value-type="float" office:value="1297.04" calcext:value-type="float">
            <text:p>1297.04</text:p>
          </table:table-cell>
          <table:table-cell office:value-type="float" office:value="1566.89" calcext:value-type="float">
            <text:p>1566.89</text:p>
          </table:table-cell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table:formula="of:=MIN([.J28:.Q28])" office:value-type="float" office:value="1.33885" calcext:value-type="float">
            <text:p>1.33885</text:p>
          </table:table-cell>
          <table:table-cell table:style-name="ce1" table:formula="of:=MAX([.J28:.Q28])" office:value-type="float" office:value="3618.47" calcext:value-type="float">
            <text:p>3618.47</text:p>
          </table:table-cell>
          <table:table-cell table:style-name="ce1" table:formula="of:=AVERAGE([.J28:.Q28])" office:value-type="float" office:value="2257.12110625" calcext:value-type="float">
            <text:p>2257.12110625</text:p>
          </table:table-cell>
          <table:table-cell table:formula="of:=([.H28]-[.D28])/4" office:value-type="float" office:value="722.8572234375" calcext:value-type="float">
            <text:p>722.8572234375</text:p>
          </table:table-cell>
          <table:table-cell table:formula="of:=([.H28]-[.C28])/4" office:value-type="float" office:value="382.52" calcext:value-type="float">
            <text:p>382.52</text:p>
          </table:table-cell>
          <table:table-cell table:style-name="ce1" table:formula="of:=([.H28]-[.B28])/4" office:value-type="float" office:value="1286.8027875" calcext:value-type="float">
            <text:p>1286.8027875</text:p>
          </table:table-cell>
          <table:table-cell office:value-type="float" office:value="5148.55" calcext:value-type="float">
            <text:p>5148.55</text:p>
          </table:table-cell>
          <table:table-cell office:value-type="float" office:value="8" calcext:value-type="float">
            <text:p>8</text:p>
          </table:table-cell>
          <table:table-cell office:value-type="float" office:value="1.33885" calcext:value-type="float">
            <text:p>1.33885</text:p>
          </table:table-cell>
          <table:table-cell office:value-type="float" office:value="1815.05" calcext:value-type="float">
            <text:p>1815.05</text:p>
          </table:table-cell>
          <table:table-cell office:value-type="float" office:value="1817.56" calcext:value-type="float">
            <text:p>1817.56</text:p>
          </table:table-cell>
          <table:table-cell office:value-type="float" office:value="3018.3" calcext:value-type="float">
            <text:p>3018.3</text:p>
          </table:table-cell>
          <table:table-cell office:value-type="float" office:value="1807.39" calcext:value-type="float">
            <text:p>1807.39</text:p>
          </table:table-cell>
          <table:table-cell office:value-type="float" office:value="2990.42" calcext:value-type="float">
            <text:p>2990.42</text:p>
          </table:table-cell>
          <table:table-cell office:value-type="float" office:value="2988.44" calcext:value-type="float">
            <text:p>2988.44</text:p>
          </table:table-cell>
          <table:table-cell office:value-type="float" office:value="3618.47" calcext:value-type="float">
            <text:p>3618.47</text:p>
          </table:table-cell>
          <table:table-cell office:value-type="string" calcext:value-type="string">
            <text:p><text:s/>done with RMAT30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 table:number-rows-repeated="3">
          <table:table-cell table:style-name="ce1"/>
          <table:table-cell table:number-columns-repeated="17"/>
        </table:table-row>
        <table:table-row table:style-name="ro1">
          <table:table-cell table:style-name="ce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10:01:30.048085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6:48:36.196869716</meta:creation-date>
    <dc:date>2016-03-04T10:12:47.578669935</dc:date>
    <meta:editing-duration>PT3H1M37S</meta:editing-duration>
    <meta:editing-cycles>25</meta:editing-cycles>
    <meta:generator>LibreOffice/4.2.8.2$Linux_X86_64 LibreOffice_project/420m0$Build-2</meta:generator>
    <meta:document-statistic meta:table-count="1" meta:cell-count="3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77cm" svg:y="0.316cm" chart:style-name="ch2">
          <text:p>Running time for CHAOS </text:p>
        </chart:title>
        <chart:subtitle svg:x="3.458cm" svg:y="1.301cm" chart:style-name="ch3">
          <text:p>Running time  = wall time - average barrier wait time</text:p>
        </chart:subtitle>
        <chart:legend chart:legend-position="end" svg:x="14.365cm" svg:y="4.201cm" style:legend-expansion="high" chart:style-name="ch4"/>
        <chart:plot-area chart:style-name="ch5" table:cell-range-address="Sheet1.A3:Sheet1.A12 Sheet1.E3:Sheet1.E12" chart:data-source-has-labels="both" svg:x="1.331cm" svg:y="2.19cm" svg:width="12.714cm" svg:height="5.649cm">
          <chartooo:coordinate-region svg:x="2.138cm" svg:y="2.389cm" svg:width="11.536cm" svg:height="4.803cm"/>
          <chart:axis chart:dimension="x" chart:name="primary-x" chart:style-name="ch6" chartooo:axis-type="auto">
            <chartooo:date-scale/>
            <chart:title svg:x="6.215cm" svg:y="8.019cm" chart:style-name="ch7">
              <text:p>Vertex set size (MB)</text:p>
            </chart:title>
            <chart:categories table:cell-range-address="Sheet1.A3:Sheet1.A12"/>
          </chart:axis>
          <chart:axis chart:dimension="y" chart:name="primary-y" chart:style-name="ch6">
            <chart:title svg:x="0.451cm" svg:y="6.262cm" chart:style-name="ch8">
              <text:p>Running time (s)</text:p>
            </chart:title>
            <chart:grid chart:style-name="ch9" chart:class="major"/>
          </chart:axis>
          <chart:series chart:style-name="ch10" chart:values-cell-range-address="Sheet1.E3:Sheet1.E12" chart:label-cell-address="pr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12</svg:desc>
                </draw:g>
              </table:table-cell>
              <table:table-cell office:value-type="float" office:value="271.49349375">
                <text:p>271.49349375</text:p>
                <draw:g>
                  <svg:desc>Sheet1.E3:Sheet1.E1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9.30173625">
                <text:p>189.301736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2.9904925">
                <text:p>192.99049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7.24006875">
                <text:p>207.2400687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8.8415825">
                <text:p>308.841582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86.9481325">
                <text:p>386.94813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81.2925725">
                <text:p>481.292572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672.151455">
                <text:p>672.15145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723.94989375">
                <text:p>723.9498937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841.969696875">
                <text:p>841.969696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